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7791" style:font-name="sf pro display" fo:font-size="12pt" fo:letter-spacing="normal" fo:font-style="normal" fo:font-weight="bold" loext:padding="0in" loext:border="none"/>
    </style:style>
    <style:style style:name="P2" style:family="paragraph" style:parent-style-name="Standard">
      <style:paragraph-properties fo:margin-left="0.0835in" fo:margin-right="0in" fo:margin-top="0.1665in" fo:margin-bottom="0.0972in" loext:contextual-spacing="false" style:line-height-at-least="0.25in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.0835in" fo:margin-right="0in" fo:margin-top="0.1665in" fo:margin-bottom="0.0972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ffffff" style:font-name="sf pro display" fo:font-size="10.5pt" fo:letter-spacing="normal" fo:font-style="normal" fo:font-weight="bold" fo:background-color="#007791" loext:padding="0in" loext:border="none"/>
    </style:style>
    <style:style style:name="P4" style:family="paragraph" style:parent-style-name="Standard">
      <style:paragraph-properties fo:margin-top="0in" fo:margin-bottom="0.1965in" loext:contextual-spacing="false" fo:orphans="2" fo:widows="2"/>
      <style:text-properties fo:font-variant="normal" fo:text-transform="none" fo:color="#686f7a" style:font-name="sf pro text" fo:font-size="10.5pt" fo:letter-spacing="normal" fo:font-style="normal" fo:font-weight="normal"/>
    </style:style>
    <style:style style:name="P5" style:family="paragraph" style:parent-style-name="Standard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007791" style:font-name="sf pro display" fo:font-size="12pt" fo:letter-spacing="normal" fo:font-style="normal" fo:font-weight="bold" loext:padding="0in" loext:border="none"/>
    </style:style>
    <style:style style:name="P6" style:family="paragraph" style:parent-style-name="Standard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686f7a" style:font-name="sf pro text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.6665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29303b" style:font-name="sf pro text" fo:font-size="11.25pt" fo:letter-spacing="normal" fo:font-style="normal" fo:font-weight="normal" fo:background-color="#f7f8fa" loext:padding="0in" loext:border="none"/>
    </style:style>
    <style:style style:name="P8" style:family="paragraph" style:parent-style-name="Text_20_body">
      <style:paragraph-properties fo:margin-left="0.6665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11.25pt" fo:letter-spacing="normal" fo:font-style="normal" fo:font-weight="normal" fo:background-color="#f7f8fa" loext:padding="0in" loext:border="none"/>
    </style:style>
    <style:style style:name="P9" style:family="paragraph" style:parent-style-name="Text_20_body">
      <style:paragraph-properties fo:margin-left="0.6665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11.25pt" fo:letter-spacing="normal" fo:font-style="normal" fo:font-weight="normal" officeooo:paragraph-rsid="00061a54" fo:background-color="#f7f8fa" loext:padding="0in" loext:border="none"/>
    </style:style>
    <style:style style:name="P10" style:family="paragraph" style:parent-style-name="Text_20_body">
      <style:paragraph-properties fo:margin-left="0.0835in" fo:margin-right="0in" fo:margin-top="0.1665in" fo:margin-bottom="0.25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ffffff" style:font-name="sf pro display" fo:font-size="10.5pt" fo:letter-spacing="normal" fo:font-style="normal" fo:font-weight="bold" fo:background-color="#007791" loext:padding="0in" loext:border="none"/>
    </style:style>
    <style:style style:name="P11" style:family="paragraph" style:parent-style-name="Text_20_body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007791" style:font-name="sf pro display" fo:font-size="12pt" fo:letter-spacing="normal" fo:font-style="normal" fo:font-weight="bold" loext:padding="0in" loext:border="none"/>
    </style:style>
    <style:style style:name="P12" style:family="paragraph" style:parent-style-name="Text_20_body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686f7a" style:font-name="sf pro text" fo:font-size="10.5pt" fo:letter-spacing="normal" fo:font-style="normal" fo:font-weight="normal" loext:padding="0in" loext:border="none"/>
    </style:style>
    <style:style style:name="P13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11.25pt" fo:letter-spacing="normal" fo:font-style="normal" fo:font-weight="normal" fo:background-color="#f7f8fa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6:47</text:p>
      <text:p text:style-name="P5">2. Introduction to Front End Development</text:p>
      <text:p text:style-name="P6">13. Introduction to the Web</text:p>
      <text:p text:style-name="P8">The journey of a request...</text:p>
      <text:p text:style-name="P8">ISP: Internet Service Provider</text:p>
      <text:p text:style-name="P8">DNS: Domain Name System</text:p>
      <text:p text:style-name="P8">IP: Internet Protocol</text:p>
      <text:p text:style-name="P8">HTTP: HyperText Transfer Protocol</text:p>
      <text:p text:style-name="P10">8:35</text:p>
      <text:p text:style-name="P11">2. Introduction to Front End Development</text:p>
      <text:p text:style-name="P12">14. The Front End Holy Trinity</text:p>
      <text:p text:style-name="P13">codepen.io</text:p>
      <text:p text:style-name="P8">HTML, CSS, JavaScript together; demonstrates their functionalities really well</text:p>
      <text:p text:style-name="P10">7:42</text:p>
      <text:p text:style-name="P11">2. Introduction to Front End Development</text:p>
      <text:p text:style-name="P12">14. The Front End Holy Trinity</text:p>
      <text:p text:style-name="P8">JavaScript: adds logic and interactivity to webpage; it's like 'verbs' of a webpage</text:p>
      <text:p text:style-name="P10">6:54</text:p>
      <text:p text:style-name="P11">2. Introduction to Front End Development</text:p>
      <text:p text:style-name="P12">14. The Front End Holy Trinity</text:p>
      <text:p text:style-name="P8">CSS (Cascading Style Sheets): I need HTML to use CSS because it defines the styles of HTML; skin to the HTML skeleton... and so it's like 'adjectives' of a webpage</text:p>
      <text:p text:style-name="P10"><text:soft-page-break/>5:35</text:p>
      <text:p text:style-name="P11">2. Introduction to Front End Development</text:p>
      <text:p text:style-name="P12">14. The Front End Holy Trinity</text:p>
      <text:p text:style-name="P9">HTML (HyperText Markup Language): Basically it's the skeleton of a webpage, so it's like 'nouns' of a webpage</text:p>
      <text:p text:style-name="P10">0:27</text:p>
      <text:p text:style-name="P11">2. Introduction to Front End Development</text:p>
      <text:p text:style-name="P12">14. The Front End Holy Trinity</text:p>
      <text:p text:style-name="P8">Front End vs. Back En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7:05:37.395810013</meta:creation-date>
    <dc:date>2020-07-01T17:07:48.830973771</dc:date>
    <meta:editing-duration>PT2M17S</meta:editing-duration>
    <meta:editing-cycles>1</meta:editing-cycles>
    <meta:document-statistic meta:table-count="0" meta:image-count="0" meta:object-count="0" meta:page-count="2" meta:paragraph-count="29" meta:word-count="173" meta:character-count="1040" meta:non-whitespace-character-count="896"/>
    <meta:generator>LibreOffice/6.4.3.2$Linux_X86_64 LibreOffice_project/40$Build-2</meta:generator>
  </office:meta>
</office:document-meta>
</file>